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1e02cc" officeooo:paragraph-rsid="001e02cc"/>
    </style:style>
    <style:style style:name="P3" style:family="paragraph" style:parent-style-name="Standard" style:list-style-name="L3">
      <style:text-properties officeooo:rsid="00265ec9" officeooo:paragraph-rsid="00265ec9"/>
    </style:style>
    <style:style style:name="P4" style:family="paragraph" style:parent-style-name="Standard" style:list-style-name="L6">
      <style:text-properties officeooo:rsid="00265ec9" officeooo:paragraph-rsid="00265ec9"/>
    </style:style>
    <style:style style:name="P5" style:family="paragraph" style:parent-style-name="Standard" style:list-style-name="L8">
      <style:text-properties officeooo:rsid="00265ec9" officeooo:paragraph-rsid="00265ec9"/>
    </style:style>
    <style:style style:name="P6" style:family="paragraph" style:parent-style-name="Standard" style:list-style-name="L2">
      <style:text-properties officeooo:paragraph-rsid="00265ec9"/>
    </style:style>
    <style:style style:name="P7" style:family="paragraph" style:parent-style-name="Standard" style:list-style-name="L8">
      <style:text-properties officeooo:rsid="0027b8cd" officeooo:paragraph-rsid="0027b8cd"/>
    </style:style>
    <style:style style:name="P8" style:family="paragraph" style:parent-style-name="Standard" style:list-style-name="L3">
      <style:text-properties officeooo:rsid="0027b8cd" officeooo:paragraph-rsid="0027b8cd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8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 e reposição de produto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 e não teria nenhum lembrete eficiente para que fosse feita a reposição deste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1561088891" text:style-name="L2">
        <text:list-item>
          <text:p text:style-name="P6"><text:span text:style-name="T3">Pessoas</text:span></text:p>
          <text:list>
            <text:list-item>
              <text:p text:style-name="P6"><text:span text:style-name="T3">Clientes</text:span></text:p>
            </text:list-item>
          </text:list>
        </text:list-item>
      </text:list>
      <text:list xml:id="list2945810972" text:style-name="L3">
        <text:list-item>
          <text:p text:style-name="P3">Fornecedores</text:p>
        </text:list-item>
        <text:list-item>
          <text:p text:style-name="P3">Usuários</text:p>
        </text:list-item>
        <text:list-item>
          <text:p text:style-name="P8">Médicos</text:p>
        </text:list-item>
        <text:list-item>
          <text:p text:style-name="P8">Fabricantes</text:p>
        </text:list-item>
      </text:list>
      <text:list xml:id="list1438344768" text:style-name="L6">
        <text:list-item>
          <text:p text:style-name="P4">Produtos</text:p>
        </text:list-item>
      </text:list>
      <text:list xml:id="list2817978992" text:style-name="L8">
        <text:list-item>
          <text:p text:style-name="P5">Transação financeira</text:p>
        </text:list-item>
        <text:list-item>
          <text:p text:style-name="P7">Fabricante</text:p>
        </text:list-item>
        <text:list-item>
          <text:p text:style-name="P7">Receitas médicas</text:p>
        </text:list-item>
        <text:list-item>
          <text:p text:style-name="P7">Nota Fiscal</text:p>
        </text:list-item>
        <text:list-item>
          <text:p text:style-name="P7">Medicamentos</text:p>
        </text:list-item>
        <text:list-item>
          <text:p text:style-name="P7"/>
        </text:list-item>
      </text:list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32:12.508000000</meta:creation-date>
    <dc:date>2017-09-22T16:22:18.499000000</dc:date>
    <meta:editing-duration>PT4H30M30S</meta:editing-duration>
    <meta:editing-cycles>6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22" meta:word-count="254" meta:character-count="1604" meta:non-whitespace-character-count="1372"/>
  </office:meta>
</office:document-meta>
</file>